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7" table:number-rows-spanned="1">
            <text:p>2015年12月下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</table:table-row>
        <table:table-row table:style-name="ro2">
          <table:table-cell table:style-name="ce3" office:value-type="string">
            <text:p>3.06</text:p>
          </table:table-cell>
          <table:table-cell table:style-name="ce3" office:value-type="string">
            <text:p>固定物资沙发两套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00">
            <text:p>1500</text:p>
          </table:table-cell>
          <table:table-cell table:style-name="ce5" office:value-type="float" office:value="3000">
            <text:p>30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2.27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style-name="ce3" office:value-type="string">
            <text:p>3.04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3"/>
          <table:table-cell table:style-name="ce9" office:value-type="string">
            <text:p>2.28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string">
            <text:p>3.09</text:p>
          </table:table-cell>
          <table:table-cell table:style-name="ce3" office:value-type="string">
            <text:p>检测</text:p>
          </table:table-cell>
          <table:table-cell table:style-name="ce5" table:number-columns-repeated="2"/>
          <table:table-cell table:style-name="ce5" office:value-type="float" office:value="670">
            <text:p>67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3.01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style-name="ce3" office:value-type="string">
            <text:p>2.26</text:p>
          </table:table-cell>
          <table:table-cell table:style-name="ce3" office:value-type="string">
            <text:p>结余</text:p>
          </table:table-cell>
          <table:table-cell table:style-name="ce5" table:number-columns-repeated="3"/>
          <table:table-cell table:style-name="ce5" office:value-type="float" office:value="1244.9">
            <text:p>1244.9</text:p>
          </table:table-cell>
          <table:table-cell table:style-name="ce7" table:number-columns-repeated="3"/>
          <table:table-cell table:style-name="ce9" office:value-type="string">
            <text:p>3.0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ce3" office:value-type="string">
            <text:p>3.12</text:p>
          </table:table-cell>
          <table:table-cell table:style-name="ce3" office:value-type="string">
            <text:p>劳务费出羊粪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200">
            <text:p>2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3.0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3.12</text:p>
          </table:table-cell>
          <table:table-cell table:style-name="ce3" office:value-type="string">
            <text:p>劳务费平整土地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300">
            <text:p>3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3.04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style-name="ce3" office:value-type="string">
            <text:p>3.03</text:p>
          </table:table-cell>
          <table:table-cell table:style-name="ce3" office:value-type="string">
            <text:p>日用品kt板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00">
            <text:p>2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3.0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3.01</text:p>
          </table:table-cell>
          <table:table-cell table:style-name="ce3" office:value-type="string">
            <text:p>日用品mordel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3.06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style-name="ce3" office:value-type="string">
            <text:p>3.01</text:p>
          </table:table-cell>
          <table:table-cell table:style-name="ce3" office:value-type="string">
            <text:p>日用品多层板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225">
            <text:p>22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3.07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3" office:value-type="string">
            <text:p>3.04</text:p>
          </table:table-cell>
          <table:table-cell table:style-name="ce3" office:value-type="string">
            <text:p>日用品泡沫箱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189">
            <text:p>189</text:p>
          </table:table-cell>
          <table:table-cell table:style-name="ce5"/>
          <table:table-cell table:style-name="ce7" table:number-columns-repeated="3"/>
          <table:table-cell table:style-name="ce9" office:value-type="string">
            <text:p>3.08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style-name="ce3" office:value-type="string">
            <text:p>2.28</text:p>
          </table:table-cell>
          <table:table-cell table:style-name="ce3" office:value-type="string">
            <text:p>日用品汽油</text:p>
          </table:table-cell>
          <table:table-cell table:style-name="ce5" table:number-columns-repeated="2"/>
          <table:table-cell table:style-name="ce5" office:value-type="float" office:value="30">
            <text:p>3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3.09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style-name="ce3" office:value-type="string">
            <text:p>3.12</text:p>
          </table:table-cell>
          <table:table-cell table:style-name="ce3" office:value-type="string">
            <text:p>日用品羊奶托运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08">
            <text:p>30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3.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3.04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1010">
            <text:p>101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3.1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style-name="ce3" office:value-type="string">
            <text:p>3.04</text:p>
          </table:table-cell>
          <table:table-cell table:style-name="ce3" office:value-type="string">
            <text:p>饲料小苏打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20">
            <text:p>12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3.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3.12</text:p>
          </table:table-cell>
          <table:table-cell table:style-name="ce3" office:value-type="string">
            <text:p>药品悧净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0">
            <text:p>4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>
            <text:p>3.10</text:p>
          </table:table-cell>
          <table:table-cell table:style-name="ce3" office:value-type="string">
            <text:p>药品兽药一批</text:p>
          </table:table-cell>
          <table:table-cell table:style-name="ce5" table:number-columns-repeated="2"/>
          <table:table-cell table:style-name="ce5" office:value-type="float" office:value="97.6">
            <text:p>97.6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18])" office:value-type="float" office:value="6589.6">
            <text:p>6589.6</text:p>
          </table:table-cell>
          <table:table-cell table:style-name="ce5" table:formula="of:=SUM([.F3:.F18])" office:value-type="float" office:value="11244.9">
            <text:p>11244.9</text:p>
          </table:table-cell>
          <table:table-cell table:style-name="ce5" table:formula="of:=[.F19]-[.E19]-[.K19]" office:value-type="float" office:value="3885.3">
            <text:p>3885.3</text:p>
          </table:table-cell>
          <table:table-cell table:style-name="ce5" table:formula="of:=SUM([.H3:.H18])" office:value-type="float" office:value="0">
            <text:p>0</text:p>
          </table:table-cell>
          <table:table-cell table:style-name="ce5" table:formula="of:=SUM([.I3:.I18])" office:value-type="float" office:value="0">
            <text:p>0</text:p>
          </table:table-cell>
          <table:table-cell table:style-name="ce5" table:formula="of:=SUM([.J3:.J18])" office:value-type="float" office:value="0">
            <text:p>0</text:p>
          </table:table-cell>
          <table:table-cell table:style-name="ce5" table:formula="of:=SUM([.K3:.K18])" office:value-type="float" office:value="770">
            <text:p>77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9"/>
        </table:table-row>
        <table:table-row table:style-name="ro2" table:number-rows-repeated="31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3:Sheet1.F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00／00／00</text:date>, <text:time style:data-style-name="N2" text:time-value="0000-00-00T20:51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3-12T21:19:36</dc:date>
    <dc:creator>root </dc:creator>
    <meta:editing-duration>PT12S</meta:editing-duration>
    <meta:editing-cycles>7</meta:editing-cycles>
    <meta:generator>LibreOffice/4.0.4.2$Linux_X86_64 LibreOffice_project/400m0$Build-2</meta:generator>
    <meta:document-statistic meta:table-count="1" meta:cell-count="112" meta:object-count="0"/>
  </office:meta>
</office:document-meta>
</file>